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1665in"/>
    </style:style>
    <style:style style:name="P2" style:family="paragraph" style:parent-style-name="Text_20_body">
      <style:paragraph-properties fo:text-align="start" style:justify-single-word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Standard">
      <style:text-properties fo:background-color="#00ffff"/>
    </style:style>
    <style:style style:name="T1" style:family="text">
      <style:text-properties fo:background-color="#ffff00"/>
    </style:style>
    <style:style style:name="fr1" style:family="graphic" style:parent-style-name="Frame">
      <style:graphic-properties fo:margin-left="0in" fo:margin-right="0.0102in" fo:margin-top="0in" fo:margin-bottom="0in" style:wrap="right" style:number-wrapped-paragraphs="no-limit" style:vertical-pos="top" style:vertical-rel="paragraph-content" style:horizontal-pos="left" style:horizontal-rel="paragraph" fo:background-color="transparent" style:background-transparency="100%" fo:padding="0in" fo:border="none">
        <style:background-image xlink:href="https://polldaddy.com/images/ratings/star-yellow-sml.png" xlink:type="simple" xlink:actuate="onLoad" draw:opacity="100%"/>
      </style:graphic-properties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background-color="transparent" style:background-transparency="100%" fo:padding="0in" fo:border="none">
        <style:background-image xlink:href="https://polldaddy.com/images/ratings/info.png" xlink:type="simple" xlink:actuate="onLoad" style:position="center center" style:repeat="no-repeat" draw:opacity="100%"/>
      </style:graphic-properties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ngoDB service not running in Fedora</text:h>
      <text:section text:style-name="Sect1" text:name="pd_rating_holder_6183531_post_487">
        <text:p text:style-name="Text_20_body"/>
        <text:section text:style-name="Sect1" text:name="pd_rate_6183531_post_487">
          <text:p text:style-name="Text_20_body"><draw:frame draw:style-name="fr1" draw:name="PDRTJS_6183531_post_487_stars_1" text:anchor-type="paragraph" svg:width="0.1665in" draw:z-index="0"><draw:text-box fo:min-height="0.1665in"><text:p text:style-name="P1"> </text:p></draw:text-box></draw:frame><draw:frame draw:style-name="fr1" draw:name="PDRTJS_6183531_post_487_stars_2" text:anchor-type="paragraph" svg:width="0.1665in" draw:z-index="1"><draw:text-box fo:min-height="0.1665in"><text:p text:style-name="P1"> </text:p></draw:text-box></draw:frame><draw:frame draw:style-name="fr1" draw:name="PDRTJS_6183531_post_487_stars_3" text:anchor-type="paragraph" svg:width="0.1665in" draw:z-index="2"><draw:text-box fo:min-height="0.1665in"><text:p text:style-name="P1"> </text:p></draw:text-box></draw:frame><draw:frame draw:style-name="fr1" draw:name="PDRTJS_6183531_post_487_stars_4" text:anchor-type="paragraph" svg:width="0.1665in" draw:z-index="3"><draw:text-box fo:min-height="0.1665in"><text:p text:style-name="P1"> </text:p></draw:text-box></draw:frame><draw:frame draw:style-name="fr1" draw:name="PDRTJS_6183531_post_487_stars_5" text:anchor-type="paragraph" svg:width="0.1665in" draw:z-index="4"><draw:text-box fo:min-height="0.1665in"><text:p text:style-name="P1"> </text:p></draw:text-box></draw:frame></text:p>
        </text:section>
        <text:p text:style-name="Text_20_body"> </text:p>
        <text:section text:style-name="Sect1" text:name="PDRTJS_6183531_post_487_msg">
          <text:p text:style-name="P2">1 Vote</text:p>
        </text:section>
        <text:p text:style-name="P3"><draw:frame draw:style-name="fr2" draw:name="rating_info_6183531_post_487" text:anchor-type="paragraph" svg:width="0.1665in" draw:z-index="5"><draw:text-box fo:min-height="0.1665in"><text:p text:style-name="Text_20_body"/></draw:text-box></draw:frame></text:p>
      </text:section>
      <text:p text:style-name="Text_20_body"/>
      <text:p text:style-name="Text_20_body">How to install mongodb and mongodb-server on fedora linux (verified on f16 &amp; f17). All commands are intended to be run in a su session.</text:p>
      <text:p text:style-name="Text_20_body">1) make sure you have no mongodb installation lying around</text:p>
      <text:p text:style-name="Preformatted_20_Text"><text:span text:style-name="Source_20_Text"># </text:span><text:span text:style-name="Source_20_Text"><text:span text:style-name="T1">yum erase mongodb</text:span></text:span></text:p>
      <text:p text:style-name="P4"><text:span text:style-name="Source_20_Text"># yum erase mongo-10gen <text:s/>(if it is installed)</text:span></text:p>
      <text:p text:style-name="Text_20_body">2) install from fedora yum repository</text:p>
      <text:p text:style-name="P4"><text:span text:style-name="Source_20_Text"># </text:span><text:span text:style-name="Source_20_Text"><text:span text:style-name="T1">yum --disablerepo=* --enablerepo=fedora,updates install mongodb mongodb-server</text:span></text:span></text:p>
      <text:p text:style-name="Text_20_body">3) start mongod (mongodb daemon)</text:p>
      <text:p text:style-name="P4"><text:span text:style-name="Source_20_Text"># </text:span><text:span text:style-name="Source_20_Text"><text:span text:style-name="T1">systemctl start mongod.service</text:span></text:span></text:p>
      <text:p text:style-name="Text_20_body">4) verify mongod is running</text:p>
      <text:p text:style-name="Preformatted_20_Text"><text:span text:style-name="Source_20_Text"># </text:span><text:span text:style-name="Source_20_Text"><text:span text:style-name="T1">systemctl status mongod.service</text:span></text:span></text:p>
      <text:p text:style-name="Preformatted_20_Text"><text:span text:style-name="Source_20_Text"># tail /var/log/mongodb/mongodb.log</text:span></text:p>
      <text:p text:style-name="P4"><text:span text:style-name="Source_20_Text"># nmap -p27017 localhost</text:span></text:p>
      <text:p text:style-name="Text_20_body">or running client</text:p>
      <text:p text:style-name="Preformatted_20_Text"><text:span text:style-name="Source_20_Text"># </text:span><text:span text:style-name="Source_20_Text"><text:span text:style-name="T1">mongo</text:span></text:span></text:p>
      <text:p text:style-name="Preformatted_20_Text"><text:span text:style-name="Source_20_Text">MongoDB shell version: 2.0.2</text:span></text:p>
      <text:p text:style-name="Preformatted_20_Text"><text:span text:style-name="Source_20_Text">connecting to: test</text:span></text:p>
      <text:p text:style-name="Preformatted_20_Text"><text:span text:style-name="Source_20_Text">&gt; db.test.save( { a: 1 } )</text:span></text:p>
      <text:p text:style-name="Preformatted_20_Text"><text:span text:style-name="Source_20_Text">&gt; db.test.find()</text:span></text:p>
      <text:p text:style-name="P4"><text:span text:style-name="Source_20_Text">{ "_id" : ObjectId("4fdf28f09d16204d66082fa3"), "a" : 1 }</text:span></text:p>
      <text:p text:style-name="Text_20_body">5) customize configuration</text:p>
      <text:p text:style-name="Preformatted_20_Text"><text:span text:style-name="Source_20_Text"># </text:span><text:span text:style-name="Source_20_Text"><text:span text:style-name="T1">vim /etc/mongodb.conf</text:span></text:span></text:p>
      <text:p text:style-name="P4"><text:span text:style-name="Source_20_Text"># </text:span><text:span text:style-name="Source_20_Text"><text:span text:style-name="T1">systemctl restart mongod.service</text:span></text:span></text:p>
      <text:p text:style-name="Text_20_body">6) make mongodb service automatically start at boot</text:p>
      <text:p text:style-name="P4"><text:span text:style-name="Source_20_Text"># </text:span><text:span text:style-name="Source_20_Text"><text:span text:style-name="T1">systemctl enable mongod.service</text:span></text:span></text:p>
      <text:p text:style-name="Text_20_body"><text:span text:style-name="Strong_20_Emphasis">Update for Fedora 18</text:span></text:p>
      <text:p text:style-name="Text_20_body">When started for the first time by systemd on a slow or loaded machine, mongod service might timeout before finishing its initialization, with systemd flagging the service as failed.</text:p>
      <text:p text:style-name="Text_20_body"><text:soft-page-break/>Symptoms:</text:p>
      <text:p text:style-name="Preformatted_20_Text"><text:span text:style-name="Source_20_Text"># </text:span><text:span text:style-name="Source_20_Text"><text:span text:style-name="T1">sudo journalctl -xn</text:span></text:span></text:p>
      <text:p text:style-name="Preformatted_20_Text"/>
      <text:p text:style-name="Preformatted_20_Text"><text:span text:style-name="Source_20_Text">-- Unit mongod.service has begun starting up.</text:span></text:p>
      <text:p text:style-name="Preformatted_20_Text"><text:span text:style-name="Source_20_Text">10:38:43 local mongod[24558]: forked process: 24560</text:span></text:p>
      <text:p text:style-name="Preformatted_20_Text"><text:span text:style-name="Source_20_Text">10:38:43 local mongod[24558]: all output going to: /var/log/mongodb/mongodb.log</text:span></text:p>
      <text:p text:style-name="Preformatted_20_Text"><text:span text:style-name="Source_20_Text">10:40:13 local systemd[1]: mongod.service operation timed out. Terminating.</text:span></text:p>
      <text:p text:style-name="Preformatted_20_Text"><text:span text:style-name="Source_20_Text">10:40:13 local systemd[1]: Failed to start High-performance, schema-free document-oriented database.</text:span></text:p>
      <text:p text:style-name="P4"><text:span text:style-name="Source_20_Text">-- Subject: Unit mongod.service has failed</text:span></text:p>
      <text:p text:style-name="Text_20_body">Very easy cure, restart the service:</text:p>
      <text:p text:style-name="P4"><text:span text:style-name="Source_20_Text"># </text:span><text:span text:style-name="Source_20_Text"><text:span text:style-name="T1">sudo systemctl restart mongod.service</text:span></text:span></text:p>
      <text:p text:style-name="Standard"/>
      <text:p text:style-name="Standard"/>
      <text:p text:style-name="Standard"/>
      <text:p text:style-name="P5">&gt; use te3365db </text:p>
      <text:p text:style-name="P5">switched to db te3365db </text:p>
      <text:p text:style-name="P5">&gt; db.createUser({ user:"te3365", pwd:"te3365", roles:[ {role:"readWrite",db:"te3365db"} ] } 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 Sharp" style:font-size-asian="24pt" style:font-weight-asian="bold" style:font-name-complex="Lohit Devanagar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Sharp1" style:font-size-asian="10pt" style:font-name-complex="Lohit Devanagari2" style:font-size-complex="10pt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WenQuanYi Zen Hei Sharp1" style:font-name-complex="Lohit Devanagar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0:06:54</meta:creation-date>
    <dc:date>2018-08-02T11:28:16</dc:date>
    <meta:editing-duration>PT1M38S</meta:editing-duration>
    <meta:editing-cycles>4</meta:editing-cycles>
    <meta:generator>LibreOffice/3.5$Linux_X86_64 LibreOffice_project/350m1$Build-201</meta:generator>
    <meta:document-statistic meta:table-count="0" meta:image-count="0" meta:object-count="0" meta:page-count="2" meta:paragraph-count="47" meta:word-count="256" meta:character-count="1775" meta:non-whitespace-character-count="1552"/>
  </office:meta>
</office:document-meta>
</file>